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624cm" style:use-optimal-column-width="false"/>
    </style:style>
    <style:style style:name="co3" style:family="table-column">
      <style:table-column-properties style:column-width="4.126cm" style:use-optimal-column-width="false"/>
    </style:style>
    <style:style style:name="co4" style:family="table-column">
      <style:table-column-properties style:column-width="3.969cm" style:use-optimal-column-width="false"/>
    </style:style>
    <style:style style:name="co5" style:family="table-column">
      <style:table-column-properties style:column-width="4.02cm" style:use-optimal-column-width="false"/>
    </style:style>
    <style:style style:name="co6" style:family="table-column">
      <style:table-column-properties style:column-width="3.996cm" style:use-optimal-column-width="false"/>
    </style:style>
    <style:style style:name="co7" style:family="table-column">
      <style:table-column-properties style:column-width="3.524cm" style:use-optimal-column-width="false"/>
    </style:style>
    <style:style style:name="co8" style:family="table-column">
      <style:table-column-properties style:column-width="3.527cm" style:use-optimal-column-width="false"/>
    </style:style>
    <style:style style:name="co9" style:family="table-column">
      <style:table-column-properties style:column-width="4.701cm" style:use-optimal-column-width="false"/>
    </style:style>
    <style:style style:name="co10" style:family="table-column">
      <style:table-column-properties style:column-width="3.652cm" style:use-optimal-column-width="false"/>
    </style:style>
    <style:style style:name="co11" style:family="table-column">
      <style:table-column-properties style:column-width="3.989cm" style:use-optimal-column-width="false"/>
    </style:style>
    <style:style style:name="co12" style:family="table-column">
      <style:table-column-properties style:column-width="4.629cm" style:use-optimal-column-width="false"/>
    </style:style>
    <style:style style:name="co13" style:family="table-column">
      <style:table-column-properties style:column-width="4.07cm" style:use-optimal-column-width="false"/>
    </style:style>
    <style:style style:name="co14" style:family="table-column">
      <style:table-column-properties style:column-width="3.582cm" style:use-optimal-column-width="false"/>
    </style:style>
    <style:style style:name="co15" style:family="table-column">
      <style:table-column-properties style:column-width="3.253cm" style:use-optimal-column-width="false"/>
    </style:style>
    <style:style style:name="co16" style:family="table-column">
      <style:table-column-properties style:column-width="2.346cm" style:use-optimal-column-width="false"/>
    </style:style>
    <style:style style:name="co17" style:family="table-column">
      <style:table-column-properties style:column-width="1.53cm" style:use-optimal-column-width="false"/>
    </style:style>
    <style:style style:name="co18" style:family="table-column">
      <style:table-column-properties style:column-width="4.457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layer="layout" svg:width="14.021cm" svg:height="1.923cm" svg:x="2.729cm" svg:y="8.32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bg-none">
                <table:table-cell>
                  <text:p>IDVlan</text:p>
                </table:table-cell>
                <table:table-cell>
                  <text:p>IDAddress</text:p>
                </table:table-cell>
                <table:table-cell>
                  <text:p>Mask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1" draw:layer="layout" svg:width="5.373cm" svg:height="0.962cm" svg:x="2.707cm" svg:y="7.319cm">
            <draw:text-box>
              <text:p>AddressesTable1</text:p>
            </draw:text-box>
          </draw:frame>
        </draw:g>
        <draw:g draw:style-name="gr1">
          <draw:frame draw:style-name="gr3" draw:text-style-name="P1" draw:layer="layout" svg:width="7.738cm" svg:height="0.962cm" svg:x="18.75cm" svg:y="8.03cm">
            <draw:text-box>
              <text:p>AddressesTable2 (routes)</text:p>
            </draw:text-box>
          </draw:frame>
          <draw:frame draw:style-name="gr2" draw:layer="layout" svg:width="8.094cm" svg:height="1.923cm" svg:x="18.83cm" svg:y="9.077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 table:default-cell-style-name="bg-none">
                <table:table-cell>
                  <text:p>IDAddress</text:p>
                </table:table-cell>
                <table:table-cell>
                  <text:p>Mask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</draw:g>
        <draw:g draw:style-name="gr1">
          <draw:frame draw:style-name="gr2" draw:layer="layout" svg:width="8.015cm" svg:height="1.923cm" svg:x="22.985cm" svg:y="4.285cm">
            <table:table table:template-name="default" table:use-first-row-styles="true" table:use-banding-rows-styles="true">
              <table:table-column table:style-name="co5"/>
              <table:table-column table:style-name="co6"/>
              <table:table-row table:style-name="ro1" table:default-cell-style-name="bg-none">
                <table:table-cell>
                  <text:p>IDMAC</text:p>
                </table:table-cell>
                <table:table-cell>
                  <text:p>MAC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3" draw:text-style-name="P1" draw:layer="layout" svg:width="3.749cm" svg:height="0.962cm" svg:x="23.133cm" svg:y="3.25cm">
            <draw:text-box>
              <text:p>MACsTable</text:p>
            </draw:text-box>
          </draw:frame>
        </draw:g>
        <draw:g draw:style-name="gr1">
          <draw:frame draw:style-name="gr2" draw:layer="layout" svg:width="14.098cm" svg:height="1.923cm" svg:x="2.75cm" svg:y="13.439cm">
            <table:table table:template-name="default" table:use-first-row-styles="true" table:use-banding-rows-styles="true">
              <table:table-column table:style-name="co7"/>
              <table:table-column table:style-name="co7"/>
              <table:table-column table:style-name="co7"/>
              <table:table-column table:style-name="co8"/>
              <table:table-row table:style-name="ro1" table:default-cell-style-name="bg-none">
                <table:table-cell>
                  <text:p>IDSwitch</text:p>
                </table:table-cell>
                <table:table-cell>
                  <text:p>IDMAC</text:p>
                </table:table-cell>
                <table:table-cell>
                  <text:p>IDVlan</text:p>
                </table:table-cell>
                <table:table-cell>
                  <text:p>IDAddress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3" draw:text-style-name="P1" draw:layer="layout" svg:width="4.561cm" svg:height="0.962cm" svg:x="2.896cm" svg:y="12.25cm">
            <draw:text-box>
              <text:p>SwitchesTable</text:p>
            </draw:text-box>
          </draw:frame>
        </draw:g>
        <draw:g draw:style-name="gr1">
          <draw:frame draw:style-name="gr2" draw:layer="layout" svg:width="14.098cm" svg:height="1.923cm" svg:x="19cm" svg:y="13.32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9"/>
              <table:table-row table:style-name="ro1" table:default-cell-style-name="bg-none">
                <table:table-cell>
                  <text:p>IDRouter</text:p>
                </table:table-cell>
                <table:table-cell>
                  <text:p>IDMAC</text:p>
                </table:table-cell>
                <table:table-cell>
                  <text:p>IDAddress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3" draw:text-style-name="P1" draw:layer="layout" svg:width="4.243cm" svg:height="0.962cm" svg:x="19.207cm" svg:y="12.256cm">
            <draw:text-box>
              <text:p>RoutersTable</text:p>
            </draw:text-box>
          </draw:frame>
        </draw:g>
        <draw:g draw:style-name="gr1">
          <draw:frame draw:style-name="gr2" draw:layer="layout" svg:width="7.64cm" svg:height="1.923cm" svg:x="2.75cm" svg:y="3.577cm">
            <table:table table:template-name="default" table:use-first-row-styles="true" table:use-banding-rows-styles="true">
              <table:table-column table:style-name="co10"/>
              <table:table-column table:style-name="co11"/>
              <table:table-row table:style-name="ro1" table:default-cell-style-name="bg-none">
                <table:table-cell>
                  <text:p>IDVlan</text:p>
                </table:table-cell>
                <table:table-cell>
                  <text:p>Vlan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4" draw:text-style-name="P1" draw:layer="layout" svg:width="3.75cm" svg:height="1.25cm" svg:x="2.887cm" svg:y="2.2cm">
            <draw:text-box>
              <text:p>VlanTable</text:p>
            </draw:text-box>
          </draw:frame>
        </draw:g>
        <draw:frame draw:style-name="gr2" draw:layer="layout" svg:width="8.698cm" svg:height="1.923cm" svg:x="12.219cm" svg:y="3.45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 table:default-cell-style-name="bg-none">
              <table:table-cell>
                <text:p>IDAddress</text:p>
              </table:table-cell>
              <table:table-cell>
                <text:p>Address</text:p>
              </table:table-cell>
            </table:table-row>
            <table:table-row table:style-name="ro1" table:default-cell-style-name="bg-none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text-style-name="P1" draw:layer="layout" svg:width="4.35cm" svg:height="0.962cm" svg:x="12.4cm" svg:y="2.25cm">
          <draw:text-box>
            <text:p>AddressTable</text:p>
          </draw:text-box>
        </draw:frame>
        <draw:g draw:style-name="gr1">
          <draw:frame draw:style-name="gr2" draw:layer="layout" svg:width="14.098cm" svg:height="1.923cm" svg:x="3cm" svg:y="18.08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9"/>
              <table:table-row table:style-name="ro1" table:default-cell-style-name="bg-none">
                <table:table-cell>
                  <text:p>IDConcentrator</text:p>
                </table:table-cell>
                <table:table-cell>
                  <text:p>IDSwitch</text:p>
                </table:table-cell>
                <table:table-cell>
                  <text:p>IDRouter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3" draw:text-style-name="P1" draw:layer="layout" svg:width="5.691cm" svg:height="0.962cm" svg:x="3.137cm" svg:y="17cm">
            <draw:text-box>
              <text:p>ConcentratorTable</text:p>
            </draw:text-box>
          </draw:frame>
        </draw:g>
      </draw:page>
      <draw:page draw:name="page2" draw:style-name="dp1" draw:master-page-name="Обычный">
        <draw:g draw:style-name="gr1">
          <draw:frame draw:style-name="gr2" draw:layer="layout" svg:width="14.153cm" svg:height="2.584cm" svg:x="2.393cm" svg:y="2.393cm">
            <table:table table:template-name="default" table:use-first-row-styles="true" table:use-banding-rows-styles="true">
              <table:table-column table:style-name="co7"/>
              <table:table-column table:style-name="co7"/>
              <table:table-column table:style-name="co7"/>
              <table:table-column table:style-name="co14"/>
              <table:table-row table:style-name="ro1" table:default-cell-style-name="bg-none">
                <table:table-cell>
                  <text:p>IDConcentrator</text:p>
                </table:table-cell>
                <table:table-cell>
                  <text:p>Port</text:p>
                </table:table-cell>
                <table:table-cell>
                  <text:p>IDConcentrator</text:p>
                </table:table-cell>
                <table:table-cell>
                  <text:p>Port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3" draw:text-style-name="P1" draw:layer="layout" svg:width="2.937cm" svg:height="0.962cm" svg:x="2.563cm" svg:y="1.25cm">
            <draw:text-box>
              <text:p>IDVlan...</text:p>
            </draw:text-box>
          </draw:frame>
        </draw:g>
        <draw:g draw:style-name="gr1">
          <draw:frame draw:style-name="gr2" draw:layer="layout" svg:width="27.85cm" svg:height="3.295cm" svg:x="2cm" svg:y="14.705cm">
            <table:table table:template-name="default" table:use-first-row-styles="true" table:use-banding-rows-styles="true">
              <table:table-column table:style-name="co15"/>
              <table:table-column table:style-name="co15"/>
              <table:table-column table:style-name="co15"/>
              <table:table-column table:style-name="co15"/>
              <table:table-column table:style-name="co15"/>
              <table:table-column table:style-name="co16"/>
              <table:table-column table:style-name="co17"/>
              <table:table-column table:style-name="co15"/>
              <table:table-column table:style-name="co18"/>
              <table:table-row table:style-name="ro1" table:default-cell-style-name="bg-none">
                <table:table-cell>
                  <text:p>IDLink</text:p>
                </table:table-cell>
                <table:table-cell>
                  <text:p>IDConcentratorBegin</text:p>
                </table:table-cell>
                <table:table-cell>
                  <text:p>IDConcentratorEnd</text:p>
                </table:table-cell>
                <table:table-cell>
                  <text:p>PortNumberBegin</text:p>
                </table:table-cell>
                <table:table-cell>
                  <text:p>PortNumberEnd</text:p>
                </table:table-cell>
                <table:table-cell>
                  <text:p>IDsVlanBegin</text:p>
                </table:table-cell>
                <table:table-cell>
                  <text:p>IDsVlanEnd</text:p>
                </table:table-cell>
                <table:table-cell>
                  <text:p>IPAddressBegin</text:p>
                </table:table-cell>
                <table:table-cell>
                  <text:p>IPAddressEnd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3" draw:text-style-name="P1" draw:layer="layout" svg:width="4.562cm" svg:height="0.962cm" svg:x="2.225cm" svg:y="13.672cm">
            <draw:text-box>
              <text:p>TopologyTabl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08T20:16:48.321736800</dc:date>
    <meta:editing-duration>PT7M42S</meta:editing-duration>
    <meta:editing-cycles>1</meta:editing-cycles>
    <meta:document-statistic meta:object-count="29"/>
    <meta:generator>LibreOffice/25.2.7.2$Windows_X86_64 LibreOffice_project/5cbfd1ab6520636bb5f7b99185aa69bd7456825d</meta:generator>
  </office:meta>
</office:document-meta>
</file>